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fo:color="#000000"/>
    </style:style>
    <style:style style:name="P1" style:family="paragraph">
      <style:paragraph-properties fo:line-height="115.00%" fo:text-align="left" fo:margin-bottom="10.00pt"/>
    </style:style>
  </office:automatic-styles>
  <office:body>
    <office:text>
      <text:p text:style-name="P1"><text:span text:style-name="T1">A technology enthusiastic and a self taught programmer seeking to switch from a business domain into a IT-domain. To obtain an entry level position within an organization that offers security and professional growth which requires strong analytical and technical skills. Thus contributing towards achieving the companies goals within the available resources and timelin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